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6.008cm"/>
    </style:style>
    <style:style style:name="co9" style:family="table-column">
      <style:table-column-properties fo:break-before="auto" style:column-width="1.046cm"/>
    </style:style>
    <style:style style:name="co10" style:family="table-column">
      <style:table-column-properties fo:break-before="auto" style:column-width="2.26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18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Daycount_20_Fractions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fo:border-bottom="0.9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37">
      <style:table-cell-properties fo:background-color="#e6e6e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e6e6e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4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35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96969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36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ackground-color="#e6e6e6"/>
    </style:style>
    <style:style style:name="ce25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fo:background-color="#9696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37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36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2" style:family="table-cell" style:parent-style-name="Default" style:data-style-name="N138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1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Note: <text:span text:style-name="T1">This sheet requires Obba 3.0 ( </text:span>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8" office:value-type="string">
            <text:p>Libraries (folder with JAR files)</text:p>
          </table:table-cell>
          <table:table-cell table:style-name="ce8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3">
          <table:table-cell/>
          <table:table-cell office:value-type="string">
            <text:p>Visibility</text:p>
          </table:table-cell>
          <table:table-cell table:style-name="ce7" table:formula="of:=TRUE()" office:value-type="boolean" office:boolean-value="true">
            <text:p>WAHR</text:p>
          </table:table-cell>
          <table:table-cell/>
          <table:table-cell office:value-type="string">
            <text:p>Path:</text:p>
          </table:table-cell>
          <table:table-cell table:style-name="ce9" office:value-type="string">
            <text:p>lib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string">
            <text:p>isRelative:</text:p>
          </table:table-cell>
          <table:table-cell table:style-name="ce10" table:formula="of:=TRUE()" office:value-type="float" office:value="1">
            <text:p>WAHR</text:p>
          </table:table-cell>
          <table:table-cell table:number-columns-repeated="250"/>
        </table:table-row>
        <table:table-row table:style-name="ro2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2">
          <table:table-cell/>
          <table:table-cell table:style-name="ce6" table:formula="of:=INFO.OBBA.OBBA.OBCONTROLPANELSETVISIBLE([.C8])" office:value-type="float" office:value="1">
            <text:p>TRUE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office:value-type="string">
            <text:p>Loaded:</text:p>
          </table:table-cell>
          <table:table-cell table:formula="of:=INFO.OBBA.OBBA.OBADDALLJARS([.F8];[.F9])" office:value-type="string" office:string-value="/Users/fries/Documents/Development/finmath experiments/spreadsheets/Swap Leg Schedule/lib">
            <text:p>/Users/fries/Documents/Development/finmath experiments/spreadsheets/Swap Leg Schedule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8" office:value-type="string">
            <text:p>Additional Class Folder (leave empty if not needed)</text:p>
          </table:table-cell>
          <table:table-cell table:style-name="ce8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table:style-name="ce5" office:value-type="string">
            <text:p>Result:</text:p>
          </table:table-cell>
          <table:table-cell table:style-name="ce5"/>
          <table:table-cell/>
          <table:table-cell table:style-name="ce5" office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3">
          <table:table-cell/>
          <table:table-cell office:value-type="string">
            <text:p>Version:</text:p>
          </table:table-cell>
          <table:table-cell table:formula="of:=INFO.OBBA.OBBA.OBGETPROPERTY(&quot;version&quot;)" office:value-type="string" office:string-value="4.0.14">
            <text:p>4.0.14</text:p>
          </table:table-cell>
          <table:table-cell/>
          <table:table-cell office:value-type="string">
            <text:p>Path:</text:p>
          </table:table-cell>
          <table:table-cell table:style-name="ce9"/>
          <table:table-cell table:number-columns-repeated="250"/>
        </table:table-row>
        <table:table-row table:style-name="ro2">
          <table:table-cell table:number-columns-repeated="4"/>
          <table:table-cell office:value-type="string">
            <text:p>isRelative:</text:p>
          </table:table-cell>
          <table:table-cell table:style-name="ce10" table:formula="of:=TRUE()" office:value-type="float" office:value="1">
            <text:p>WAHR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4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2">
          <table:table-cell table:number-columns-repeated="4"/>
          <table:table-cell office:value-type="string">
            <text:p>Loaded:</text:p>
          </table:table-cell>
          <table:table-cell table:formula="of:=INFO.OBBA.OBBA.OBADDCLASSES([.F17];[.F18])" office:value-type="string" office:string-value="/Users/fries/Documents/Development/finmath experiments/spreadsheets/Swap Leg Schedule">
            <text:p>/Users/fries/Documents/Development/finmath experiments/spreadsheets/Swap Leg Schedule</text:p>
          </table:table-cell>
          <table:table-cell table:number-columns-repeated="250"/>
        </table:table-row>
        <table:table-row table:style-name="ro1" table:number-rows-repeated="4">
          <table:table-cell table:number-columns-repeated="256"/>
        </table:table-row>
        <table:table-row table:style-name="ro2">
          <table:table-cell table:number-columns-repeated="4"/>
          <table:table-cell table:style-name="ce8" office:value-type="string">
            <text:p>Reference cell below to ensure lib is loaded:</text:p>
          </table:table-cell>
          <table:table-cell table:style-name="ce8"/>
          <table:table-cell table:number-columns-repeated="250"/>
        </table:table-row>
        <table:table-row table:style-name="ro1">
          <table:table-cell table:number-columns-repeated="4"/>
          <table:table-cell table:formula="of:=IF(OR(ISERROR([.F12]);ISERROR([.F21]));NA();&quot;&quot;)">
            <text:p/>
          </table:table-cell>
          <table:table-cell table:number-columns-repeated="251"/>
        </table:table-row>
        <table:table-row table:style-name="ro1" table:number-rows-repeated="10485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ycount Fractions" table:style-name="ta2" table:print="false">
        <office:forms form:automatic-focus="false" form:apply-design-mode="false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7" table:number-columns-repeated="6" table:default-cell-style-name="ce23"/>
        <table:table-column table:style-name="co7" table:number-columns-repeated="232" table:default-cell-style-name="ce12"/>
        <table:table-column table:style-name="co10" table:number-columns-repeated="4" table:default-cell-style-name="ce33"/>
        <table:table-column table:style-name="co11" table:number-columns-repeated="778" table:default-cell-style-name="Default"/>
        <table:table-row table:style-name="ro4">
          <table:table-cell table:number-columns-repeated="242"/>
          <table:table-cell table:style-name="ce24" table:number-columns-repeated="4"/>
          <table:table-cell table:number-columns-repeated="778"/>
        </table:table-row>
        <table:table-row table:style-name="ro5">
          <table:table-cell table:style-name="ce13"/>
          <table:table-cell table:style-name="ce13" office:value-type="string">
            <text:p>Swap Leg Schedule</text:p>
          </table:table-cell>
          <table:table-cell table:style-name="ce13" table:number-columns-repeated="2"/>
          <table:table-cell table:style-name="ce24"/>
          <table:table-cell table:style-name="ce28" table:number-columns-repeated="5"/>
          <table:table-cell table:style-name="ce13" table:number-columns-repeated="1004"/>
          <table:table-cell table:number-columns-repeated="10"/>
        </table:table-row>
        <table:table-row table:style-name="ro4">
          <table:table-cell table:style-name="ce14"/>
          <table:table-cell table:style-name="ce15" office:value-type="string">
            <text:p>Note: This sheet requires Obba 3.0 ( <text:span text:style-name="T2">http://www.obba.info/</text:span><text:span text:style-name="T1"> )</text:span></text:p>
          </table:table-cell>
          <table:table-cell table:style-name="ce14" table:number-columns-repeated="2"/>
          <table:table-cell table:style-name="ce25"/>
          <table:table-cell table:style-name="ce29"/>
          <table:table-cell table:style-name="ce25" table:number-columns-repeated="3"/>
          <table:table-cell table:style-name="ce31"/>
          <table:table-cell table:style-name="ce14" table:number-columns-repeated="1004"/>
          <table:table-cell table:number-columns-repeated="10"/>
        </table:table-row>
        <table:table-row table:style-name="ro4">
          <table:table-cell table:style-name="ce14"/>
          <table:table-cell table:number-columns-repeated="241"/>
          <table:table-cell table:style-name="ce12" table:number-columns-repeated="4"/>
          <table:table-cell table:number-columns-repeated="778"/>
        </table:table-row>
        <table:table-row table:style-name="ro4">
          <table:table-cell table:number-columns-repeated="4"/>
          <table:table-cell table:style-name="ce26" office:value-type="string">
            <text:p>PeriodIndex</text:p>
          </table:table-cell>
          <table:table-cell table:style-name="ce26" office:value-type="string">
            <text:p>Fixing</text:p>
          </table:table-cell>
          <table:table-cell table:style-name="ce26" office:value-type="string">
            <text:p>Payment</text:p>
          </table:table-cell>
          <table:table-cell table:style-name="ce26" office:value-type="string">
            <text:p>PeriodStart</text:p>
          </table:table-cell>
          <table:table-cell table:style-name="ce26" office:value-type="string">
            <text:p>PeriodEnd</text:p>
          </table:table-cell>
          <table:table-cell table:style-name="ce26" office:value-type="string">
            <text:p>PeriodLength</text:p>
          </table:table-cell>
          <table:table-cell table:number-columns-repeated="1014"/>
        </table:table-row>
        <table:table-row table:style-name="ro4">
          <table:table-cell/>
          <table:table-cell table:style-name="ce16" office:value-type="string">
            <text:p>Swap Leg Schedule Generator</text:p>
          </table:table-cell>
          <table:table-cell table:style-name="ce16"/>
          <table:table-cell/>
          <table:table-cell table:style-name="ce27" office:value-type="float" office:value="0">
            <text:p>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]));&quot;get&quot;&amp;[.F$5]);&quot;getTime&quot;))" office:value-type="date" office:date-value="2013-04-12">
            <text:p>12.04.20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]));&quot;get&quot;&amp;[.G$5]);&quot;getTime&quot;))" office:value-type="date" office:date-value="2013-07-15">
            <text:p>15.07.20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]));&quot;get&quot;&amp;[.H$5]);&quot;getTime&quot;))" office:value-type="date" office:date-value="2013-04-12">
            <text:p>12.04.20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]));&quot;get&quot;&amp;[.I$5]);&quot;getTime&quot;))" office:value-type="date" office:date-value="2013-07-12">
            <text:p>12.07.2013</text:p>
          </table:table-cell>
          <table:table-cell table:style-name="ce32" table:formula="of:=INFO.OBBA.OBBA.OBGET(INFO.OBBA.OBBA.OBCALL(&quot;&quot;;[.$B$21];&quot;getPeriodLength&quot;;INFO.OBBA.OBBA.OBMAKE(&quot;&quot;;&quot;int&quot;;[.$E6])))" office:value-type="float" office:value="0.252777777777778">
            <text:p>0,252778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">
            <text:p>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]));&quot;get&quot;&amp;[.F$5]);&quot;getTime&quot;))" office:value-type="date" office:date-value="2013-07-12">
            <text:p>12.07.20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]));&quot;get&quot;&amp;[.G$5]);&quot;getTime&quot;))" office:value-type="date" office:date-value="2013-10-16">
            <text:p>16.10.20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]));&quot;get&quot;&amp;[.H$5]);&quot;getTime&quot;))" office:value-type="date" office:date-value="2013-07-12">
            <text:p>12.07.20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]));&quot;get&quot;&amp;[.I$5]);&quot;getTime&quot;))" office:value-type="date" office:date-value="2013-10-14">
            <text:p>14.10.2013</text:p>
          </table:table-cell>
          <table:table-cell table:style-name="ce32" table:formula="of:=INFO.OBBA.OBBA.OBGET(INFO.OBBA.OBBA.OBCALL(&quot;&quot;;[.$B$21];&quot;getPeriodLength&quot;;INFO.OBBA.OBBA.OBMAKE(&quot;&quot;;&quot;int&quot;;[.$E7])))" office:value-type="float" office:value="0.261111111111111">
            <text:p>0,261111</text:p>
          </table:table-cell>
          <table:table-cell table:number-columns-repeated="1014"/>
        </table:table-row>
        <table:table-row table:style-name="ro4">
          <table:table-cell/>
          <table:table-cell table:style-name="ce17" office:value-type="string">
            <text:p>Parameters:</text:p>
          </table:table-cell>
          <table:table-cell table:style-name="ce17"/>
          <table:table-cell/>
          <table:table-cell table:style-name="ce27" office:value-type="float" office:value="2">
            <text:p>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]));&quot;get&quot;&amp;[.F$5]);&quot;getTime&quot;))" office:value-type="date" office:date-value="2013-10-14">
            <text:p>14.10.20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]));&quot;get&quot;&amp;[.G$5]);&quot;getTime&quot;))" office:value-type="date" office:date-value="2014-01-15">
            <text:p>15.01.20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]));&quot;get&quot;&amp;[.H$5]);&quot;getTime&quot;))" office:value-type="date" office:date-value="2013-10-14">
            <text:p>14.10.20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]));&quot;get&quot;&amp;[.I$5]);&quot;getTime&quot;))" office:value-type="date" office:date-value="2014-01-13">
            <text:p>13.01.2014</text:p>
          </table:table-cell>
          <table:table-cell table:style-name="ce32" table:formula="of:=INFO.OBBA.OBBA.OBGET(INFO.OBBA.OBBA.OBCALL(&quot;&quot;;[.$B$21];&quot;getPeriodLength&quot;;INFO.OBBA.OBBA.OBMAKE(&quot;&quot;;&quot;int&quot;;[.$E8])))" office:value-type="float" office:value="0.252777777777778">
            <text:p>0,252778</text:p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referenceDate&quot;;&quot;Date&quot;;[.C9])" office:value-type="string" office:string-value="referenceDate &#10;[1]">
            <text:p>referenceDate </text:p>
            <text:p>[1]</text:p>
          </table:table-cell>
          <table:table-cell table:style-name="ce19" office:value-type="date" office:date-value="2013-04-10">
            <text:p>10.04.2013</text:p>
          </table:table-cell>
          <table:table-cell/>
          <table:table-cell table:style-name="ce27" office:value-type="float" office:value="3">
            <text:p>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]));&quot;get&quot;&amp;[.F$5]);&quot;getTime&quot;))" office:value-type="date" office:date-value="2014-01-13">
            <text:p>13.01.20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]));&quot;get&quot;&amp;[.G$5]);&quot;getTime&quot;))" office:value-type="date" office:date-value="2014-04-16">
            <text:p>16.04.20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]));&quot;get&quot;&amp;[.H$5]);&quot;getTime&quot;))" office:value-type="date" office:date-value="2014-01-13">
            <text:p>13.01.20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]));&quot;get&quot;&amp;[.I$5]);&quot;getTime&quot;))" office:value-type="date" office:date-value="2014-04-14">
            <text:p>14.04.2014</text:p>
          </table:table-cell>
          <table:table-cell table:style-name="ce32" table:formula="of:=INFO.OBBA.OBBA.OBGET(INFO.OBBA.OBBA.OBCALL(&quot;&quot;;[.$B$21];&quot;getPeriodLength&quot;;INFO.OBBA.OBBA.OBMAKE(&quot;&quot;;&quot;int&quot;;[.$E9])))" office:value-type="float" office:value="0.252777777777778">
            <text:p>0,252778</text:p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startOffset&quot;;&quot;String&quot;;[.C10])" office:value-type="string" office:string-value="startOffset &#10;[3890]">
            <text:p>startOffset </text:p>
            <text:p>[3890]</text:p>
          </table:table-cell>
          <table:table-cell table:style-name="ce19" office:value-type="string">
            <text:p>2D</text:p>
          </table:table-cell>
          <table:table-cell/>
          <table:table-cell table:style-name="ce27" office:value-type="float" office:value="4">
            <text:p>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]));&quot;get&quot;&amp;[.F$5]);&quot;getTime&quot;))" office:value-type="date" office:date-value="2014-04-14">
            <text:p>14.04.20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]));&quot;get&quot;&amp;[.G$5]);&quot;getTime&quot;))" office:value-type="date" office:date-value="2014-07-16">
            <text:p>16.07.20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]));&quot;get&quot;&amp;[.H$5]);&quot;getTime&quot;))" office:value-type="date" office:date-value="2014-04-14">
            <text:p>14.04.20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]));&quot;get&quot;&amp;[.I$5]);&quot;getTime&quot;))" office:value-type="date" office:date-value="2014-07-14">
            <text:p>14.07.2014</text:p>
          </table:table-cell>
          <table:table-cell table:style-name="ce32" table:formula="of:=INFO.OBBA.OBBA.OBGET(INFO.OBBA.OBBA.OBCALL(&quot;&quot;;[.$B$21];&quot;getPeriodLength&quot;;INFO.OBBA.OBBA.OBMAKE(&quot;&quot;;&quot;int&quot;;[.$E10])))" office:value-type="float" office:value="0.252777777777778">
            <text:p>0,252778</text:p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maturity&quot;;&quot;String&quot;;[.C11])" office:value-type="string" office:string-value="maturity &#10;[4893]">
            <text:p>maturity </text:p>
            <text:p>[4893]</text:p>
          </table:table-cell>
          <table:table-cell table:style-name="ce20" office:value-type="string">
            <text:p>5Y 6M</text:p>
          </table:table-cell>
          <table:table-cell/>
          <table:table-cell table:style-name="ce27" office:value-type="float" office:value="5">
            <text:p>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]));&quot;get&quot;&amp;[.F$5]);&quot;getTime&quot;))" office:value-type="date" office:date-value="2014-07-14">
            <text:p>14.07.20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]));&quot;get&quot;&amp;[.G$5]);&quot;getTime&quot;))" office:value-type="date" office:date-value="2014-10-15">
            <text:p>15.10.20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]));&quot;get&quot;&amp;[.H$5]);&quot;getTime&quot;))" office:value-type="date" office:date-value="2014-07-14">
            <text:p>14.07.20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]));&quot;get&quot;&amp;[.I$5]);&quot;getTime&quot;))" office:value-type="date" office:date-value="2014-10-13">
            <text:p>13.10.2014</text:p>
          </table:table-cell>
          <table:table-cell table:style-name="ce32" table:formula="of:=INFO.OBBA.OBBA.OBGET(INFO.OBBA.OBBA.OBCALL(&quot;&quot;;[.$B$21];&quot;getPeriodLength&quot;;INFO.OBBA.OBBA.OBMAKE(&quot;&quot;;&quot;int&quot;;[.$E11])))" office:value-type="float" office:value="0.252777777777778">
            <text:p>0,252778</text:p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frequency&quot;;&quot;String&quot;;[.C12])" office:value-type="string" office:string-value="frequency &#10;[2220]">
            <text:p>frequency </text:p>
            <text:p>[2220]</text:p>
          </table:table-cell>
          <table:table-cell table:style-name="ce21" office:value-type="string">
            <text:p>quaterly</text:p>
          </table:table-cell>
          <table:table-cell/>
          <table:table-cell table:style-name="ce27" office:value-type="float" office:value="6">
            <text:p>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]));&quot;get&quot;&amp;[.F$5]);&quot;getTime&quot;))" office:value-type="date" office:date-value="2014-10-13">
            <text:p>13.10.20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]));&quot;get&quot;&amp;[.G$5]);&quot;getTime&quot;))" office:value-type="date" office:date-value="2015-01-14">
            <text:p>14.01.20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]));&quot;get&quot;&amp;[.H$5]);&quot;getTime&quot;))" office:value-type="date" office:date-value="2014-10-13">
            <text:p>13.10.20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]));&quot;get&quot;&amp;[.I$5]);&quot;getTime&quot;))" office:value-type="date" office:date-value="2015-01-12">
            <text:p>12.01.2015</text:p>
          </table:table-cell>
          <table:table-cell table:style-name="ce32" table:formula="of:=INFO.OBBA.OBBA.OBGET(INFO.OBBA.OBBA.OBCALL(&quot;&quot;;[.$B$21];&quot;getPeriodLength&quot;;INFO.OBBA.OBBA.OBMAKE(&quot;&quot;;&quot;int&quot;;[.$E12])))" office:value-type="float" office:value="0.252777777777778">
            <text:p>0,252778</text:p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daycountConvention&quot;;&quot;String&quot;;[.C13])" office:value-type="string" office:string-value="daycountConvention &#10;[5]">
            <text:p>daycountConvention </text:p>
            <text:p>[5]</text:p>
          </table:table-cell>
          <table:table-cell table:style-name="ce19" office:value-type="string">
            <text:p>ACT/360</text:p>
          </table:table-cell>
          <table:table-cell/>
          <table:table-cell table:style-name="ce27" office:value-type="float" office:value="7">
            <text:p>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]));&quot;get&quot;&amp;[.F$5]);&quot;getTime&quot;))" office:value-type="date" office:date-value="2015-01-12">
            <text:p>12.01.20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]));&quot;get&quot;&amp;[.G$5]);&quot;getTime&quot;))" office:value-type="date" office:date-value="2015-04-15">
            <text:p>15.04.20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]));&quot;get&quot;&amp;[.H$5]);&quot;getTime&quot;))" office:value-type="date" office:date-value="2015-01-12">
            <text:p>12.01.20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]));&quot;get&quot;&amp;[.I$5]);&quot;getTime&quot;))" office:value-type="date" office:date-value="2015-04-13">
            <text:p>13.04.2015</text:p>
          </table:table-cell>
          <table:table-cell table:style-name="ce32" table:formula="of:=INFO.OBBA.OBBA.OBGET(INFO.OBBA.OBBA.OBCALL(&quot;&quot;;[.$B$21];&quot;getPeriodLength&quot;;INFO.OBBA.OBBA.OBMAKE(&quot;&quot;;&quot;int&quot;;[.$E13])))" office:value-type="float" office:value="0.252777777777778">
            <text:p>0,252778</text:p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shortPeriodConvention&quot;;&quot;String&quot;;[.C14])" office:value-type="string" office:string-value="shortPeriodConvention &#10;[6]">
            <text:p>shortPeriodConvention </text:p>
            <text:p>[6]</text:p>
          </table:table-cell>
          <table:table-cell table:style-name="ce19" office:value-type="string">
            <text:p>first</text:p>
          </table:table-cell>
          <table:table-cell/>
          <table:table-cell table:style-name="ce27" office:value-type="float" office:value="8">
            <text:p>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4]));&quot;get&quot;&amp;[.F$5]);&quot;getTime&quot;))" office:value-type="date" office:date-value="2015-04-13">
            <text:p>13.04.20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4]));&quot;get&quot;&amp;[.G$5]);&quot;getTime&quot;))" office:value-type="date" office:date-value="2015-07-15">
            <text:p>15.07.20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4]));&quot;get&quot;&amp;[.H$5]);&quot;getTime&quot;))" office:value-type="date" office:date-value="2015-04-13">
            <text:p>13.04.20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4]));&quot;get&quot;&amp;[.I$5]);&quot;getTime&quot;))" office:value-type="date" office:date-value="2015-07-13">
            <text:p>13.07.2015</text:p>
          </table:table-cell>
          <table:table-cell table:style-name="ce32" table:formula="of:=INFO.OBBA.OBBA.OBGET(INFO.OBBA.OBBA.OBCALL(&quot;&quot;;[.$B$21];&quot;getPeriodLength&quot;;INFO.OBBA.OBBA.OBMAKE(&quot;&quot;;&quot;int&quot;;[.$E14])))" office:value-type="float" office:value="0.252777777777778">
            <text:p>0,252778</text:p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dateRollConvention&quot;;&quot;String&quot;;[.C15])" office:value-type="string" office:string-value="dateRollConvention &#10;[7]">
            <text:p>dateRollConvention </text:p>
            <text:p>[7]</text:p>
          </table:table-cell>
          <table:table-cell table:style-name="ce22" office:value-type="string">
            <text:p>follow</text:p>
          </table:table-cell>
          <table:table-cell/>
          <table:table-cell table:style-name="ce27" office:value-type="float" office:value="9">
            <text:p>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5]));&quot;get&quot;&amp;[.F$5]);&quot;getTime&quot;))" office:value-type="date" office:date-value="2015-07-13">
            <text:p>13.07.20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5]));&quot;get&quot;&amp;[.G$5]);&quot;getTime&quot;))" office:value-type="date" office:date-value="2015-10-14">
            <text:p>14.10.20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5]));&quot;get&quot;&amp;[.H$5]);&quot;getTime&quot;))" office:value-type="date" office:date-value="2015-07-13">
            <text:p>13.07.20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5]));&quot;get&quot;&amp;[.I$5]);&quot;getTime&quot;))" office:value-type="date" office:date-value="2015-10-12">
            <text:p>12.10.2015</text:p>
          </table:table-cell>
          <table:table-cell table:style-name="ce32" table:formula="of:=INFO.OBBA.OBBA.OBGET(INFO.OBBA.OBBA.OBCALL(&quot;&quot;;[.$B$21];&quot;getPeriodLength&quot;;INFO.OBBA.OBBA.OBMAKE(&quot;&quot;;&quot;int&quot;;[.$E15])))" office:value-type="float" office:value="0.252777777777778">
            <text:p>0,252778</text:p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businessDayCal&quot;;obLibs&amp;&quot;net.finmath.time.businessdaycalendar.&quot;&amp;[.C16])" office:value-type="string" office:string-value="businessDayCal &#10;[841]">
            <text:p>businessDayCal </text:p>
            <text:p>[841]</text:p>
          </table:table-cell>
          <table:table-cell table:style-name="ce19" office:value-type="string">
            <text:p>BusinessdayCalendarExcludingTARGETHolidays</text:p>
          </table:table-cell>
          <table:table-cell/>
          <table:table-cell table:style-name="ce27" office:value-type="float" office:value="10">
            <text:p>1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6]));&quot;get&quot;&amp;[.F$5]);&quot;getTime&quot;))" office:value-type="date" office:date-value="2015-10-12">
            <text:p>12.10.20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6]));&quot;get&quot;&amp;[.G$5]);&quot;getTime&quot;))" office:value-type="date" office:date-value="2016-01-14">
            <text:p>14.01.20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6]));&quot;get&quot;&amp;[.H$5]);&quot;getTime&quot;))" office:value-type="date" office:date-value="2015-10-12">
            <text:p>12.10.20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6]));&quot;get&quot;&amp;[.I$5]);&quot;getTime&quot;))" office:value-type="date" office:date-value="2016-01-12">
            <text:p>12.01.2016</text:p>
          </table:table-cell>
          <table:table-cell table:style-name="ce32" table:formula="of:=INFO.OBBA.OBBA.OBGET(INFO.OBBA.OBBA.OBCALL(&quot;&quot;;[.$B$21];&quot;getPeriodLength&quot;;INFO.OBBA.OBBA.OBMAKE(&quot;&quot;;&quot;int&quot;;[.$E16])))" office:value-type="float" office:value="0.255555555555556">
            <text:p>0,255556</text:p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fixingOffset&quot;;&quot;int&quot;;[.C17])" office:value-type="string" office:string-value="fixingOffset &#10;[8]">
            <text:p>fixingOffset </text:p>
            <text:p>[8]</text:p>
          </table:table-cell>
          <table:table-cell table:style-name="ce20" office:value-type="float" office:value="0">
            <text:p>0</text:p>
          </table:table-cell>
          <table:table-cell/>
          <table:table-cell table:style-name="ce27" office:value-type="float" office:value="11">
            <text:p>1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7]));&quot;get&quot;&amp;[.F$5]);&quot;getTime&quot;))" office:value-type="date" office:date-value="2016-01-12">
            <text:p>12.01.20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7]));&quot;get&quot;&amp;[.G$5]);&quot;getTime&quot;))" office:value-type="date" office:date-value="2016-04-14">
            <text:p>14.04.20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7]));&quot;get&quot;&amp;[.H$5]);&quot;getTime&quot;))" office:value-type="date" office:date-value="2016-01-12">
            <text:p>12.01.20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7]));&quot;get&quot;&amp;[.I$5]);&quot;getTime&quot;))" office:value-type="date" office:date-value="2016-04-12">
            <text:p>12.04.2016</text:p>
          </table:table-cell>
          <table:table-cell table:style-name="ce32" table:formula="of:=INFO.OBBA.OBBA.OBGET(INFO.OBBA.OBBA.OBCALL(&quot;&quot;;[.$B$21];&quot;getPeriodLength&quot;;INFO.OBBA.OBBA.OBMAKE(&quot;&quot;;&quot;int&quot;;[.$E17])))" office:value-type="float" office:value="0.252777777777778">
            <text:p>0,252778</text:p>
          </table:table-cell>
          <table:table-cell table:number-columns-repeated="1014"/>
        </table:table-row>
        <table:table-row table:style-name="ro4">
          <table:table-cell/>
          <table:table-cell table:style-name="ce18" table:formula="of:=INFO.OBBA.OBBA.OBMAKE(&quot;paymentOffset&quot;;&quot;int&quot;;[.C18])" office:value-type="string" office:string-value="paymentOffset &#10;[9]">
            <text:p>paymentOffset </text:p>
            <text:p>[9]</text:p>
          </table:table-cell>
          <table:table-cell table:style-name="ce20" office:value-type="float" office:value="2">
            <text:p>2</text:p>
          </table:table-cell>
          <table:table-cell/>
          <table:table-cell table:style-name="ce27" office:value-type="float" office:value="12">
            <text:p>1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8]));&quot;get&quot;&amp;[.F$5]);&quot;getTime&quot;))" office:value-type="date" office:date-value="2016-04-12">
            <text:p>12.04.20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8]));&quot;get&quot;&amp;[.G$5]);&quot;getTime&quot;))" office:value-type="date" office:date-value="2016-07-14">
            <text:p>14.07.20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8]));&quot;get&quot;&amp;[.H$5]);&quot;getTime&quot;))" office:value-type="date" office:date-value="2016-04-12">
            <text:p>12.04.20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8]));&quot;get&quot;&amp;[.I$5]);&quot;getTime&quot;))" office:value-type="date" office:date-value="2016-07-12">
            <text:p>12.07.2016</text:p>
          </table:table-cell>
          <table:table-cell table:style-name="ce32" table:formula="of:=INFO.OBBA.OBBA.OBGET(INFO.OBBA.OBBA.OBCALL(&quot;&quot;;[.$B$21];&quot;getPeriodLength&quot;;INFO.OBBA.OBBA.OBMAKE(&quot;&quot;;&quot;int&quot;;[.$E18])))" office:value-type="float" office:value="0.252777777777778">
            <text:p>0,252778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3">
            <text:p>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9]));&quot;get&quot;&amp;[.F$5]);&quot;getTime&quot;))" office:value-type="date" office:date-value="2016-07-12">
            <text:p>12.07.20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9]));&quot;get&quot;&amp;[.G$5]);&quot;getTime&quot;))" office:value-type="date" office:date-value="2016-10-14">
            <text:p>14.10.20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9]));&quot;get&quot;&amp;[.H$5]);&quot;getTime&quot;))" office:value-type="date" office:date-value="2016-07-12">
            <text:p>12.07.20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9]));&quot;get&quot;&amp;[.I$5]);&quot;getTime&quot;))" office:value-type="date" office:date-value="2016-10-12">
            <text:p>12.10.2016</text:p>
          </table:table-cell>
          <table:table-cell table:style-name="ce32" table:formula="of:=INFO.OBBA.OBBA.OBGET(INFO.OBBA.OBBA.OBCALL(&quot;&quot;;[.$B$21];&quot;getPeriodLength&quot;;INFO.OBBA.OBBA.OBMAKE(&quot;&quot;;&quot;int&quot;;[.$E19])))" office:value-type="float" office:value="0.255555555555556">
            <text:p>0,255556</text:p>
          </table:table-cell>
          <table:table-cell table:number-columns-repeated="1014"/>
        </table:table-row>
        <table:table-row table:style-name="ro4">
          <table:table-cell/>
          <table:table-cell table:style-name="ce17" office:value-type="string">
            <text:p>Object:</text:p>
          </table:table-cell>
          <table:table-cell table:style-name="ce17"/>
          <table:table-cell/>
          <table:table-cell table:style-name="ce27" office:value-type="float" office:value="14">
            <text:p>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0]));&quot;get&quot;&amp;[.F$5]);&quot;getTime&quot;))" office:value-type="date" office:date-value="2016-10-12">
            <text:p>12.10.20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0]));&quot;get&quot;&amp;[.G$5]);&quot;getTime&quot;))" office:value-type="date" office:date-value="2017-01-16">
            <text:p>16.01.20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0]));&quot;get&quot;&amp;[.H$5]);&quot;getTime&quot;))" office:value-type="date" office:date-value="2016-10-12">
            <text:p>12.10.20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0]));&quot;get&quot;&amp;[.I$5]);&quot;getTime&quot;))" office:value-type="date" office:date-value="2017-01-12">
            <text:p>12.01.2017</text:p>
          </table:table-cell>
          <table:table-cell table:style-name="ce32" table:formula="of:=INFO.OBBA.OBBA.OBGET(INFO.OBBA.OBBA.OBCALL(&quot;&quot;;[.$B$21];&quot;getPeriodLength&quot;;INFO.OBBA.OBBA.OBMAKE(&quot;&quot;;&quot;int&quot;;[.$E20])))" office:value-type="float" office:value="0.255555555555556">
            <text:p>0,255556</text:p>
          </table:table-cell>
          <table:table-cell table:number-columns-repeated="1014"/>
        </table:table-row>
        <table:table-row table:style-name="ro4">
          <table:table-cell/>
          <table:table-cell table:formula="of:=INFO.OBBA.OBBA.OBCALL(&quot;Schedule&quot;;obLibs&amp;&quot;net.finmath.time.ScheduleGenerator&quot;;&quot;createScheduleFromConventions&quot;;[.B9:.B18])" office:value-type="string" office:string-value="Schedule &#10;[4894]">
            <text:p>Schedule </text:p>
            <text:p>[4894]</text:p>
          </table:table-cell>
          <table:table-cell table:number-columns-repeated="2"/>
          <table:table-cell table:style-name="ce27" office:value-type="float" office:value="15">
            <text:p>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1]));&quot;get&quot;&amp;[.F$5]);&quot;getTime&quot;))" office:value-type="date" office:date-value="2017-01-12">
            <text:p>12.01.20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1]));&quot;get&quot;&amp;[.G$5]);&quot;getTime&quot;))" office:value-type="date" office:date-value="2017-04-18">
            <text:p>18.04.20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1]));&quot;get&quot;&amp;[.H$5]);&quot;getTime&quot;))" office:value-type="date" office:date-value="2017-01-12">
            <text:p>12.01.20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1]));&quot;get&quot;&amp;[.I$5]);&quot;getTime&quot;))" office:value-type="date" office:date-value="2017-04-12">
            <text:p>12.04.2017</text:p>
          </table:table-cell>
          <table:table-cell table:style-name="ce32" table:formula="of:=INFO.OBBA.OBBA.OBGET(INFO.OBBA.OBBA.OBCALL(&quot;&quot;;[.$B$21];&quot;getPeriodLength&quot;;INFO.OBBA.OBBA.OBMAKE(&quot;&quot;;&quot;int&quot;;[.$E21])))" office:value-type="float" office:value="0.25">
            <text:p>0,2500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6">
            <text:p>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2]));&quot;get&quot;&amp;[.F$5]);&quot;getTime&quot;))" office:value-type="date" office:date-value="2017-04-12">
            <text:p>12.04.20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2]));&quot;get&quot;&amp;[.G$5]);&quot;getTime&quot;))" office:value-type="date" office:date-value="2017-07-14">
            <text:p>14.07.20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2]));&quot;get&quot;&amp;[.H$5]);&quot;getTime&quot;))" office:value-type="date" office:date-value="2017-04-12">
            <text:p>12.04.20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2]));&quot;get&quot;&amp;[.I$5]);&quot;getTime&quot;))" office:value-type="date" office:date-value="2017-07-12">
            <text:p>12.07.2017</text:p>
          </table:table-cell>
          <table:table-cell table:style-name="ce32" table:formula="of:=INFO.OBBA.OBBA.OBGET(INFO.OBBA.OBBA.OBCALL(&quot;&quot;;[.$B$21];&quot;getPeriodLength&quot;;INFO.OBBA.OBBA.OBMAKE(&quot;&quot;;&quot;int&quot;;[.$E22])))" office:value-type="float" office:value="0.252777777777778">
            <text:p>0,252778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7">
            <text:p>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3]));&quot;get&quot;&amp;[.F$5]);&quot;getTime&quot;))" office:value-type="date" office:date-value="2017-07-12">
            <text:p>12.07.20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3]));&quot;get&quot;&amp;[.G$5]);&quot;getTime&quot;))" office:value-type="date" office:date-value="2017-10-16">
            <text:p>16.10.20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3]));&quot;get&quot;&amp;[.H$5]);&quot;getTime&quot;))" office:value-type="date" office:date-value="2017-07-12">
            <text:p>12.07.20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3]));&quot;get&quot;&amp;[.I$5]);&quot;getTime&quot;))" office:value-type="date" office:date-value="2017-10-12">
            <text:p>12.10.2017</text:p>
          </table:table-cell>
          <table:table-cell table:style-name="ce32" table:formula="of:=INFO.OBBA.OBBA.OBGET(INFO.OBBA.OBBA.OBCALL(&quot;&quot;;[.$B$21];&quot;getPeriodLength&quot;;INFO.OBBA.OBBA.OBMAKE(&quot;&quot;;&quot;int&quot;;[.$E23])))" office:value-type="float" office:value="0.255555555555556">
            <text:p>0,255556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8">
            <text:p>1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4]));&quot;get&quot;&amp;[.F$5]);&quot;getTime&quot;))" office:value-type="date" office:date-value="2017-10-12">
            <text:p>12.10.20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4]));&quot;get&quot;&amp;[.G$5]);&quot;getTime&quot;))" office:value-type="date" office:date-value="2018-01-15">
            <text:p>15.01.201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4]));&quot;get&quot;&amp;[.H$5]);&quot;getTime&quot;))" office:value-type="date" office:date-value="2017-10-12">
            <text:p>12.10.20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4]));&quot;get&quot;&amp;[.I$5]);&quot;getTime&quot;))" office:value-type="date" office:date-value="2018-01-12">
            <text:p>12.01.2018</text:p>
          </table:table-cell>
          <table:table-cell table:style-name="ce32" table:formula="of:=INFO.OBBA.OBBA.OBGET(INFO.OBBA.OBBA.OBCALL(&quot;&quot;;[.$B$21];&quot;getPeriodLength&quot;;INFO.OBBA.OBBA.OBMAKE(&quot;&quot;;&quot;int&quot;;[.$E24])))" office:value-type="float" office:value="0.255555555555556">
            <text:p>0,255556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9">
            <text:p>1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5]));&quot;get&quot;&amp;[.F$5]);&quot;getTime&quot;))" office:value-type="date" office:date-value="2018-01-12">
            <text:p>12.01.201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5]));&quot;get&quot;&amp;[.G$5]);&quot;getTime&quot;))" office:value-type="date" office:date-value="2018-04-16">
            <text:p>16.04.201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5]));&quot;get&quot;&amp;[.H$5]);&quot;getTime&quot;))" office:value-type="date" office:date-value="2018-01-12">
            <text:p>12.01.201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5]));&quot;get&quot;&amp;[.I$5]);&quot;getTime&quot;))" office:value-type="date" office:date-value="2018-04-12">
            <text:p>12.04.2018</text:p>
          </table:table-cell>
          <table:table-cell table:style-name="ce32" table:formula="of:=INFO.OBBA.OBBA.OBGET(INFO.OBBA.OBBA.OBCALL(&quot;&quot;;[.$B$21];&quot;getPeriodLength&quot;;INFO.OBBA.OBBA.OBMAKE(&quot;&quot;;&quot;int&quot;;[.$E25])))" office:value-type="float" office:value="0.25">
            <text:p>0,250000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0">
            <text:p>2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6]));&quot;get&quot;&amp;[.F$5]);&quot;getTime&quot;))" office:value-type="date" office:date-value="2018-04-12">
            <text:p>12.04.201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6]));&quot;get&quot;&amp;[.G$5]);&quot;getTime&quot;))" office:value-type="date" office:date-value="2018-07-16">
            <text:p>16.07.201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6]));&quot;get&quot;&amp;[.H$5]);&quot;getTime&quot;))" office:value-type="date" office:date-value="2018-04-12">
            <text:p>12.04.201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6]));&quot;get&quot;&amp;[.I$5]);&quot;getTime&quot;))" office:value-type="date" office:date-value="2018-07-12">
            <text:p>12.07.2018</text:p>
          </table:table-cell>
          <table:table-cell table:style-name="ce32" table:formula="of:=INFO.OBBA.OBBA.OBGET(INFO.OBBA.OBBA.OBCALL(&quot;&quot;;[.$B$21];&quot;getPeriodLength&quot;;INFO.OBBA.OBBA.OBMAKE(&quot;&quot;;&quot;int&quot;;[.$E26])))" office:value-type="float" office:value="0.252777777777778">
            <text:p>0,252778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1">
            <text:p>2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7]));&quot;get&quot;&amp;[.F$5]);&quot;getTime&quot;))" office:value-type="date" office:date-value="2018-07-12">
            <text:p>12.07.201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7]));&quot;get&quot;&amp;[.G$5]);&quot;getTime&quot;))" office:value-type="date" office:date-value="2018-10-15">
            <text:p>15.10.201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7]));&quot;get&quot;&amp;[.H$5]);&quot;getTime&quot;))" office:value-type="date" office:date-value="2018-07-12">
            <text:p>12.07.201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7]));&quot;get&quot;&amp;[.I$5]);&quot;getTime&quot;))" office:value-type="date" office:date-value="2018-10-12">
            <text:p>12.10.2018</text:p>
          </table:table-cell>
          <table:table-cell table:style-name="ce32" table:formula="of:=INFO.OBBA.OBBA.OBGET(INFO.OBBA.OBBA.OBCALL(&quot;&quot;;[.$B$21];&quot;getPeriodLength&quot;;INFO.OBBA.OBBA.OBMAKE(&quot;&quot;;&quot;int&quot;;[.$E27])))" office:value-type="float" office:value="0.255555555555556">
            <text:p>0,255556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2">
            <text:p>2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8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8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8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8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28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3">
            <text:p>2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9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9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9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29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29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4">
            <text:p>2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0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0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0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0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30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5">
            <text:p>2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1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1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1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1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31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6">
            <text:p>2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2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2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2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2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32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7">
            <text:p>2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3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3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3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3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33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8">
            <text:p>2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4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4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4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4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34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29">
            <text:p>2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5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5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5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5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35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0">
            <text:p>3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6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6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6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6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36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1">
            <text:p>3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7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7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7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7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37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2">
            <text:p>3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8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8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8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8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38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3">
            <text:p>3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9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9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9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39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39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4">
            <text:p>3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0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0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0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0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40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5">
            <text:p>3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1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1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1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1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41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6">
            <text:p>3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2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2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2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2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42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7">
            <text:p>3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3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3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3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3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43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8">
            <text:p>3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4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4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4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4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44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39">
            <text:p>3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5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5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5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5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45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0">
            <text:p>4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6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6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6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6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46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1">
            <text:p>4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7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7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7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7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47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2">
            <text:p>4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8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8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8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8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48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3">
            <text:p>4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9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9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9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49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49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4">
            <text:p>4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0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0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0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0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50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5">
            <text:p>4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1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1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1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1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51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6">
            <text:p>4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2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2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2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2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52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7">
            <text:p>4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3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3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3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3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53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8">
            <text:p>4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4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4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4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4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54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49">
            <text:p>4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5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5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5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5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55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0">
            <text:p>5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6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6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6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6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56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1">
            <text:p>5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7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7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7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7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57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2">
            <text:p>5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8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8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8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8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58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3">
            <text:p>5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9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9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9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59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59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4">
            <text:p>5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0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0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0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0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60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5">
            <text:p>5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1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1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1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1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61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6">
            <text:p>5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2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2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2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2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62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7">
            <text:p>5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3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3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3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3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63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8">
            <text:p>5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4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4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4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4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64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59">
            <text:p>5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5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5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5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5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65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0">
            <text:p>6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6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6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6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6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66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1">
            <text:p>6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7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7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7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7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67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2">
            <text:p>6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8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8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8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8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68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3">
            <text:p>6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9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9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9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69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69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4">
            <text:p>6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0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0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0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0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70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5">
            <text:p>6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1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1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1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1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71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6">
            <text:p>6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2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2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2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2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72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7">
            <text:p>6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3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3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3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3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73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8">
            <text:p>6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4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4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4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4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74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69">
            <text:p>6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5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5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5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5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75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0">
            <text:p>7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6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6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6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6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76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1">
            <text:p>7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7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7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7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7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77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2">
            <text:p>7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8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8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8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8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78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3">
            <text:p>7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9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9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9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79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79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4">
            <text:p>7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0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0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0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0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80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5">
            <text:p>7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1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1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1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1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81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6">
            <text:p>7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2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2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2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2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82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7">
            <text:p>7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3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3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3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3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83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8">
            <text:p>7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4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4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4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4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84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79">
            <text:p>7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5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5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5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5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85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0">
            <text:p>8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6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6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6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6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86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1">
            <text:p>8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7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7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7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7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87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2">
            <text:p>8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8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8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8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8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88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3">
            <text:p>8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9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9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9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89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89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4">
            <text:p>8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0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0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0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0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90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5">
            <text:p>8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1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1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1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1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91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6">
            <text:p>8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2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2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2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2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92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7">
            <text:p>8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3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3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3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3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93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8">
            <text:p>8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4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4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4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4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94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89">
            <text:p>8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5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5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5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5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95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0">
            <text:p>9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6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6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6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6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96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1">
            <text:p>9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7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7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7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7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97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2">
            <text:p>9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8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8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8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8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98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3">
            <text:p>9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9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9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9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99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99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4">
            <text:p>9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0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0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0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0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00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5">
            <text:p>9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1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1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1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1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01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6">
            <text:p>9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2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2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2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2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02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7">
            <text:p>9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3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3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3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3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03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8">
            <text:p>9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4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4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4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4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04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99">
            <text:p>9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5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5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5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5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05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0">
            <text:p>10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6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6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6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6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06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1">
            <text:p>10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7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7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7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7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07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2">
            <text:p>10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8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8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8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8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08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3">
            <text:p>10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9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9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9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09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09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4">
            <text:p>10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0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0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0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0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10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5">
            <text:p>10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1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1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1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1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11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6">
            <text:p>10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2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2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2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2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12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7">
            <text:p>10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3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3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3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3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13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8">
            <text:p>10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4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4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4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4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14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09">
            <text:p>10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5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5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5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5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15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0">
            <text:p>11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6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6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6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6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16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1">
            <text:p>11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7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7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7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7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17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2">
            <text:p>11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8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8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8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8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18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3">
            <text:p>11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9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9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9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19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19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4">
            <text:p>11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0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0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0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0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20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5">
            <text:p>11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1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1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1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1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21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6">
            <text:p>11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2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2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2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2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22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7">
            <text:p>11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3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3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3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3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23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8">
            <text:p>11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4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4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4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4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24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19">
            <text:p>11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5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5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5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5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25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0">
            <text:p>12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6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6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6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6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26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1">
            <text:p>121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7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7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7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7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27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2">
            <text:p>122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8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8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8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8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28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3">
            <text:p>123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9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9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9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29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29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4">
            <text:p>124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0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0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0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0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30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5">
            <text:p>125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1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1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1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1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31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6">
            <text:p>126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2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2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2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2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32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7">
            <text:p>127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3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3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3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3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33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8">
            <text:p>128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4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4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4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4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34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29">
            <text:p>129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5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5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5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5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35]))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27" office:value-type="float" office:value="130">
            <text:p>130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6]));&quot;get&quot;&amp;[.F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6]));&quot;get&quot;&amp;[.G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6]));&quot;get&quot;&amp;[.H$5]);&quot;getTime&quot;))" office:value-type="date" office:date-value="1899-12-30">
            <text:p>#VALUE!</text:p>
          </table:table-cell>
          <table:table-cell table:style-name="ce30" table:formula="of:=INFO.OBBA.OBBA.OBGET(INFO.OBBA.OBBA.OBCALL(&quot;&quot;;INFO.OBBA.OBBA.OBCALL(&quot;&quot;;INFO.OBBA.OBBA.OBCALL(&quot;&quot;;[.$B$21];&quot;getPeriod&quot;;INFO.OBBA.OBBA.OBMAKE(&quot;&quot;;&quot;int&quot;;[.$E136]));&quot;get&quot;&amp;[.I$5]);&quot;getTime&quot;))" office:value-type="date" office:date-value="1899-12-30">
            <text:p>#VALUE!</text:p>
          </table:table-cell>
          <table:table-cell table:style-name="ce32" table:formula="of:=INFO.OBBA.OBBA.OBGET(INFO.OBBA.OBBA.OBCALL(&quot;&quot;;[.$B$21];&quot;getPeriodLength&quot;;INFO.OBBA.OBBA.OBMAKE(&quot;&quot;;&quot;int&quot;;[.$E136])))" office:value-type="float" office:value="0">
            <text:p>#VALUE!</text:p>
          </table:table-cell>
          <table:table-cell table:number-columns-repeated="1014"/>
        </table:table-row>
        <table:table-row table:style-name="ro4" table:number-rows-repeated="10484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WAHR</number:text>
    </number:number-style>
    <number:number-style style:name="N135P1" style:volatile="true">
      <number:text>WAHR</number:text>
    </number:number-style>
    <number:number-style style:name="N135">
      <number:text>FALSCH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TRUE</number:text>
    </number:number-style>
    <number:number-style style:name="N137P1" style:volatile="true">
      <number:text>TRUE</number:text>
    </number:number-style>
    <number:number-style style:name="N137">
      <number:text>FALSE</number:text>
      <style:map style:condition="value()&gt;0" style:apply-style-name="N137P0"/>
      <style:map style:condition="value()&lt;0" style:apply-style-name="N137P1"/>
    </number:number-style>
    <number:number-style style:name="N138">
      <number:number number:decimal-places="6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7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9" number:min-integer-digits="1"/>
    </number:number-style>
    <number:number-style style:name="N146">
      <number:number number:decimal-places="10" number:min-integer-digits="1"/>
    </number:number-style>
    <number:number-style style:name="N147">
      <number:number number:decimal-places="11" number:min-integer-digits="1"/>
    </number:number-style>
    <number:number-style style:name="N148">
      <number:number number:decimal-places="12" number:min-integer-digits="1"/>
    </number:number-style>
    <number:number-style style:name="N149">
      <number:number number:decimal-places="13" number:min-integer-digits="1"/>
    </number:number-style>
    <number:number-style style:name="N150">
      <number:number number:decimal-places="14" number:min-integer-digits="1"/>
    </number:number-style>
    <number:number-style style:name="N151">
      <number:number number:decimal-places="15" number:min-integer-digits="1"/>
    </number:number-style>
    <number:number-style style:name="N152">
      <number:number number:decimal-places="16" number:min-integer-digits="1"/>
    </number:number-style>
    <number:number-style style:name="N153">
      <number:number number:decimal-places="17" number:min-integer-digits="1"/>
    </number:number-style>
    <number:number-style style:name="N154">
      <number:number number:decimal-places="18" number:min-integer-digits="1"/>
    </number:number-style>
    <number:number-style style:name="N155">
      <number:number number:decimal-places="19" number:min-integer-digits="1"/>
    </number:number-style>
    <number:number-style style:name="N156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" style:font-name-asian="SimSun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1">00.00.0000</text:date>, <text:time style:data-style-name="N2" text:time-value="0000-00-00T11:16:0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count_20_Fractions" style:display-name="PageStyle_Daycount Fra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1T11:19:58</dc:date>
    <meta:generator>LibreOffice/4.0.5.2$MacOSX_x86 LibreOffice_project/5464147a081647a250913f19c0715bca595af2f</meta:generator>
    <meta:editing-duration>PT8H12M6S</meta:editing-duration>
    <meta:editing-cycles>41</meta:editing-cycles>
    <meta:document-statistic meta:table-count="2" meta:cell-count="849" meta:object-count="0"/>
  </office:meta>
</office:document-meta>
</file>